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style style:name="P1" style:parent-style-name="Standard" style:master-page-name="MP0" style:family="paragraph">
      <style:paragraph-properties fo:break-before="page" fo:margin-bottom="0.1388in"/>
    </style:style>
    <style:style style:name="T2" style:parent-style-name="Absatz-Standardschriftart" style:family="text">
      <style:text-properties style:font-name="Calibri" style:font-name-asian="Calibri" style:font-name-complex="Calibri" fo:color="#00000A" style:text-position="sub 63.6%" fo:font-size="11pt" style:font-size-asian="11pt"/>
    </style:style>
    <style:style style:name="P3" style:parent-style-name="Standard" style:family="paragraph">
      <style:paragraph-properties fo:text-align="justify" fo:margin-bottom="0.1375in"/>
    </style:style>
    <style:style style:name="T4" style:parent-style-name="Absatz-Standardschriftart" style:family="text">
      <style:text-properties style:font-name="Calibri" style:font-name-asian="Calibri" style:font-name-complex="Calibri" fo:color="#00000A" style:text-position="sub 63.6%" fo:font-size="11pt" style:font-size-asian="11pt"/>
    </style:style>
    <style:style style:name="T5" style:parent-style-name="Absatz-Standardschriftart" style:family="text">
      <style:text-properties style:font-name="Calibri" style:font-name-asian="Calibri" style:font-name-complex="Calibri" fo:color="#00000A" style:text-position="sub 63.6%" fo:font-size="11pt" style:font-size-asian="11pt"/>
    </style:style>
    <style:style style:name="T6" style:parent-style-name="Absatz-Standardschriftart" style:family="text">
      <style:text-properties style:font-name="Calibri" style:font-name-asian="Calibri" style:font-name-complex="Calibri" fo:color="#00000A" style:text-position="sub 63.6%" fo:font-size="11pt" style:font-size-asian="11pt"/>
    </style:style>
    <style:style style:name="T7" style:parent-style-name="Absatz-Standardschriftart" style:family="text">
      <style:text-properties style:font-name="Calibri" style:font-name-asian="Calibri" style:font-name-complex="Calibri" fo:color="#00000A" style:text-position="sub 63.6%" fo:font-size="11pt" style:font-size-asian="11pt"/>
    </style:style>
    <style:style style:name="P8" style:parent-style-name="Standard" style:family="paragraph">
      <style:paragraph-properties fo:text-align="justify" fo:margin-bottom="0.1375in"/>
    </style:style>
    <style:style style:name="T9" style:parent-style-name="Absatz-Standardschriftart" style:family="text">
      <style:text-properties style:font-name="Calibri" style:font-name-asian="Calibri" style:font-name-complex="Calibri" fo:color="#00000A" style:text-position="sub 63.6%" fo:font-size="11pt" style:font-size-asian="11pt"/>
    </style:style>
    <style:style style:name="P10" style:parent-style-name="Standard" style:family="paragraph">
      <style:paragraph-properties fo:text-align="justify" fo:margin-bottom="0.1375in"/>
    </style:style>
    <style:style style:name="P11" style:parent-style-name="Standard" style:family="paragraph">
      <style:paragraph-properties fo:text-align="justify" fo:margin-bottom="0.1375in"/>
    </style:style>
    <style:style style:name="T12" style:parent-style-name="Absatz-Standardschriftart" style:family="text">
      <style:text-properties style:font-name="Calibri" style:font-name-asian="Calibri" style:font-name-complex="Calibri" fo:color="#00000A" style:text-position="sub 63.6%" fo:font-size="11pt" style:font-size-asian="11pt" fo:language="en" fo:country="US"/>
    </style:style>
    <style:style style:name="P13" style:parent-style-name="Standard" style:family="paragraph">
      <style:paragraph-properties fo:text-align="justify"/>
    </style:style>
    <style:style style:name="T14" style:parent-style-name="Absatz-Standardschriftart" style:family="text">
      <style:text-properties style:font-name="Calibri" style:font-name-asian="Calibri" style:font-name-complex="Calibri" fo:color="#00000A" style:text-position="sub 63.6%" fo:font-size="11pt" style:font-size-asian="11pt"/>
    </style:style>
    <style:style style:name="T15" style:parent-style-name="Absatz-Standardschriftart" style:family="text">
      <style:text-properties style:font-name="Calibri" style:font-name-asian="Calibri" style:font-name-complex="Calibri" fo:color="#00000A" style:text-position="sub 63.6%" fo:font-size="11pt" style:font-size-asian="11pt"/>
    </style:style>
    <style:style style:name="T16" style:parent-style-name="Absatz-Standardschriftart" style:family="text">
      <style:text-properties style:font-name="Calibri" style:font-name-asian="Calibri" style:font-name-complex="Calibri" fo:color="#00000A" style:text-position="sub 63.6%" fo:font-size="11pt" style:font-size-asian="11pt"/>
    </style:style>
    <style:style style:name="T17" style:parent-style-name="Absatz-Standardschriftart" style:family="text">
      <style:text-properties style:font-name="Calibri" style:font-name-asian="Calibri" style:font-name-complex="Calibri" fo:color="#00000A" style:text-position="sub 63.6%" fo:font-size="11pt" style:font-size-asian="11pt" fo:language="en" fo:country="US"/>
    </style:style>
    <style:style style:name="P18" style:parent-style-name="Standard" style:family="paragraph">
      <style:paragraph-properties fo:text-align="justify" fo:margin-bottom="0.1375in"/>
    </style:style>
    <style:style style:name="T19" style:parent-style-name="Absatz-Standardschriftart" style:family="text">
      <style:text-properties style:font-name="Calibri" style:font-name-asian="Calibri" style:font-name-complex="Calibri" fo:color="#00000A" style:text-position="sub 63.6%" fo:font-size="11pt" style:font-size-asian="11pt"/>
    </style:style>
    <style:style style:name="T20" style:parent-style-name="Absatz-Standardschriftart" style:family="text">
      <style:text-properties style:font-name="Calibri" style:font-name-asian="Calibri" style:font-name-complex="Calibri" fo:color="#00000A" style:text-position="sub 63.6%" fo:font-size="11pt" style:font-size-asian="11pt"/>
    </style:style>
    <style:style style:name="T21" style:parent-style-name="Absatz-Standardschriftart" style:family="text">
      <style:text-properties style:font-name="Calibri" style:font-name-asian="Calibri" style:font-name-complex="Calibri" fo:color="#00000A" style:text-position="sub 63.6%" fo:font-size="11pt" style:font-size-asian="11pt"/>
    </style:style>
    <style:style style:name="P22" style:parent-style-name="Standard" style:family="paragraph">
      <style:paragraph-properties fo:text-align="justify" fo:margin-bottom="0.1375in"/>
    </style:style>
    <style:style style:name="T23" style:parent-style-name="Absatz-Standardschriftart" style:family="text">
      <style:text-properties style:font-name="Calibri" style:font-name-asian="Calibri" style:font-name-complex="Calibri" fo:color="#00000A" style:text-position="sub 63.6%" fo:font-size="11pt" style:font-size-asian="11pt"/>
    </style:style>
    <style:style style:name="P24" style:parent-style-name="Standard" style:family="paragraph">
      <style:paragraph-properties fo:text-align="justify" fo:margin-bottom="0.1375in"/>
    </style:style>
    <style:style style:name="P25" style:parent-style-name="Standard" style:family="paragraph">
      <style:paragraph-properties fo:text-align="justify" fo:margin-bottom="0.1375in"/>
    </style:style>
    <style:style style:name="T26" style:parent-style-name="Absatz-Standardschriftart" style:family="text">
      <style:text-properties style:text-underline-type="single" style:text-underline-style="solid" style:text-underline-width="auto" style:text-underline-mode="continuous"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P29" style:parent-style-name="Standard" style:family="paragraph">
      <style:paragraph-properties fo:text-align="justify" fo:margin-bottom="0.1375in"/>
      <style:text-properties fo:font-size="11pt" style:font-size-asian="11pt"/>
    </style:style>
    <style:style style:name="P30" style:parent-style-name="Standard" style:family="paragraph">
      <style:paragraph-properties fo:margin-bottom="0.1375in"/>
      <style:text-properties fo:font-size="11pt" style:font-size-asian="11pt"/>
    </style:style>
    <style:style style:name="P31" style:parent-style-name="Standard" style:family="paragraph">
      <style:paragraph-properties fo:margin-bottom="0.1375in" fo:margin-left="0.2083in">
        <style:tab-stops/>
      </style:paragraph-properties>
    </style:style>
    <style:style style:name="T32"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33"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34"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35"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36"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37" style:parent-style-name="Absatz-Standardschriftart" style:family="text">
      <style:text-properties fo:font-size="11pt" style:font-size-asian="11pt" style:font-size-complex="11pt"/>
    </style:style>
    <style:style style:name="T38"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39"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40"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41"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42"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43" style:parent-style-name="Absatz-Standardschriftart" style:family="text">
      <style:text-properties fo:font-size="11pt" style:font-size-asian="11pt" style:font-size-complex="11pt"/>
    </style:style>
    <style:style style:name="T44"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45"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46"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47"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48" style:parent-style-name="Absatz-Standardschriftart" style:family="text">
      <style:text-properties fo:font-size="11pt" style:font-size-asian="11pt" style:font-size-complex="11pt"/>
    </style:style>
    <style:style style:name="T49"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50"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51"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52"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53"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54" style:parent-style-name="Absatz-Standardschriftart" style:family="text">
      <style:text-properties fo:font-size="11pt" style:font-size-asian="11pt" style:font-size-complex="11pt"/>
    </style:style>
    <style:style style:name="T55"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56"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57"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58" style:parent-style-name="Absatz-Standardschriftart" style:family="text">
      <style:text-properties fo:font-size="11pt" style:font-size-asian="11pt" style:font-size-complex="11pt"/>
    </style:style>
    <style:style style:name="T59"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60"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61"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62"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63" style:parent-style-name="Absatz-Standardschriftart" style:family="text">
      <style:text-properties fo:font-size="11pt" style:font-size-asian="11pt" style:font-size-complex="11pt"/>
    </style:style>
    <style:style style:name="T64"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65" style:parent-style-name="Absatz-Standardschriftart" style:family="text">
      <style:text-properties fo:font-size="11pt" style:font-size-asian="11pt" style:font-size-complex="11pt"/>
    </style:style>
    <style:style style:name="T66"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67" style:parent-style-name="Absatz-Standardschriftart" style:family="text">
      <style:text-properties fo:font-size="11pt" style:font-size-asian="11pt" style:font-size-complex="11pt"/>
    </style:style>
    <style:style style:name="T68"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69"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70"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71"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72"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73" style:parent-style-name="Absatz-Standardschriftart" style:family="text">
      <style:text-properties fo:font-size="11pt" style:font-size-asian="11pt" style:font-size-complex="11pt"/>
    </style:style>
    <style:style style:name="T74"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75"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76"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77"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78"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79"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80" style:parent-style-name="Absatz-Standardschriftart" style:family="text">
      <style:text-properties fo:font-size="11pt" style:font-size-asian="11pt" style:font-size-complex="11pt"/>
    </style:style>
    <style:style style:name="T81"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82"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83"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84"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85"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86" style:parent-style-name="Absatz-Standardschriftart" style:family="text">
      <style:text-properties fo:font-size="11pt" style:font-size-asian="11pt" style:font-size-complex="11pt"/>
    </style:style>
    <style:style style:name="T87"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T88" style:parent-style-name="Absatz-Standardschriftart" style:family="text">
      <style:text-properties fo:font-size="11pt" style:font-size-asian="11pt" style:font-size-complex="11pt"/>
    </style:style>
    <style:style style:name="T89" style:parent-style-name="Absatz-Standardschriftart" style:family="text">
      <style:text-properties style:font-name="inherit" style:font-name-asian="Times New Roman" style:font-name-complex="Times New Roman" fo:color="#333333" style:letter-kerning="false" fo:font-size="11pt" style:font-size-asian="11pt" style:font-size-complex="11pt" style:language-asian="de" style:country-asian="DE" style:language-complex="ar" style:country-complex="SA"/>
    </style:style>
    <style:style style:name="P90" style:parent-style-name="Standard" style:family="paragraph">
      <style:paragraph-properties fo:margin-bottom="0.1375in" fo:margin-left="0.2083in">
        <style:tab-stops/>
      </style:paragraph-properties>
    </style:style>
    <style:style style:name="T91" style:parent-style-name="Absatz-Standardschriftart" style:family="text">
      <style:text-properties style:text-underline-type="single" style:text-underline-style="solid" style:text-underline-width="auto" style:text-underline-mode="continuous"/>
    </style:style>
    <style:style style:name="T92" style:parent-style-name="Absatz-Standardschriftart" style:family="text">
      <style:text-properties style:text-underline-type="single" style:text-underline-style="solid" style:text-underline-width="auto" style:text-underline-mode="continuous"/>
    </style:style>
    <style:style style:name="T93" style:parent-style-name="Absatz-Standardschriftart" style:family="text">
      <style:text-properties style:text-underline-type="single" style:text-underline-style="solid" style:text-underline-width="auto" style:text-underline-mode="continuous"/>
    </style:style>
    <style:style style:name="T94" style:parent-style-name="Absatz-Standardschriftart" style:family="text">
      <style:text-properties style:text-underline-type="single" style:text-underline-style="solid" style:text-underline-width="auto" style:text-underline-mode="continuous"/>
    </style:style>
    <style:style style:name="P95" style:parent-style-name="Standard" style:family="paragraph">
      <style:paragraph-properties fo:text-align="justify" fo:margin-bottom="0.1375in" fo:margin-left="0.2083in">
        <style:tab-stops/>
      </style:paragraph-properties>
      <style:text-properties fo:font-size="11pt" style:font-size-asian="11pt" style:font-size-complex="11pt"/>
    </style:style>
    <style:style style:name="P96" style:parent-style-name="Standard" style:family="paragraph">
      <style:paragraph-properties fo:text-align="justify" fo:margin-bottom="0.1375in" fo:margin-left="0.2083in">
        <style:tab-stops/>
      </style:paragraph-properties>
      <style:text-properties fo:font-size="11pt" style:font-size-asian="11pt" style:font-size-complex="11pt"/>
    </style:style>
    <style:style style:name="P97" style:parent-style-name="Standard" style:family="paragraph">
      <style:paragraph-properties fo:margin-bottom="0.1375in"/>
      <style:text-properties fo:font-size="11pt" style:font-size-asian="11pt"/>
    </style:style>
  </office:automatic-styles>
  <office:body>
    <office:text text:use-soft-page-breaks="true">
      <text:p text:style-name="P1"><text:span text:style-name="T2">Apache Jena Framework</text:span></text:p>
      <text:p text:style-name="P3"><text:span text:style-name="T4">Apache Jena ist ein kostenfreies Open-Source-Framework für Java zum erstellen von Semantic Web Applikationen. Der Nutzer kann dabei über eine<text:s/></text:span><text:span text:style-name="T5">Programmier-schnittstelle auf Resource-Description-Framework-Graphen (RDF-Graphen) zugreifen, zum Speichern und Laden von Daten. Die RDF-Graphen werden von Jena als abstrakte Modelle repräsentiert. Die Modelle können Daten aus verschiedenen Quellen beziehe</text:span><text:span text:style-name="T6">n wie zum Beispiel aus Dateien, Datenbänken, URLs oder einer Kombination der genannten. Mittels SPARQL und SPARUL kann man die Modelle abfragen bzw. verändern. Intern arbeitet Apache Jena mit unterschiedliechen Regelbasierten Systemen (reasoner) und man ka</text:span><text:span text:style-name="T7">nn es mit externen reasonern bedienen. Jena unterstützt die Serialisierung von RDF-Graphen nach Relationalen Datenbanken, RDF/XML, Turtle (Terse RDF Triple Language) und Notation 3.</text:span></text:p>
      <text:p text:style-name="P8"><text:span text:style-name="T9">Quelle:<text:s/></text:span><text:a xlink:href="https://de.wikipedia.org/wiki/Jena_(Framework" office:target-frame-name="_top" xlink:show="replace">https://de.wikipedia.org/wiki/Jena_(Framework</text:a><text:a xlink:href="https://de.wikipedia.org/wiki/Jena_(Framework)" office:target-frame-name="_top" xlink:show="replace">)</text:a></text:p>
      <text:p text:style-name="P10"/>
      <text:p text:style-name="P11"><text:span text:style-name="T12">Virtuoso Universal Server bzw OpenLink Virtuoso</text:span></text:p>
      <text:p text:style-name="P13"><text:span text:style-name="T14">Virtuoso Universal Server ist ein Hybrid aus Middleware und Datenbank-Engine, welcher die Funktiona</text:span><text:span text:style-name="T15">litäten von relationalen Datenbankmanagementsystemen, objekt-relationalen Datenbankmanagementsystemen, RDF, XML und anderen Anwendungen, in einem einzelnen System bündelt. Statt unterschiedlicher Server, speziell für jede der zuvor genannten Funktionalität</text:span><text:span text:style-name="T16">en, nutzt man einen „universellen“ Server. Somit wird ein einzelner Serverprozess ermöglicht, welcher verschiedene Protokolle implementiert.<text:s/></text:span><text:span text:style-name="T17">Die Open-Source Variante von Virtuoso Universal Server nennt sich „OpenLink Virtuoso“.</text:span></text:p>
      <text:p text:style-name="P18"><text:span text:style-name="T19">Die unterschiedlichen Funkt</text:span><text:span text:style-name="T20">ionsbereiche von Vrtuoso beinhalten eine Objekt-relationale Datenbankengine für SQL, XML,RDF und Text, Webservice Plattform, Webanwendungs-server und weitere. Dabei werden viele standart Protokolle und schnittstellen unterstützt. Als Query Sprachen werden<text:s/></text:span><text:span text:style-name="T21">SQL und SPARQL mit zahlreichen Erweiterungen, sowie Xquery, Xpath und XSLT in den Kernfunktionen unterstützt.</text:span></text:p>
      <text:p text:style-name="P22"><text:span text:style-name="T23">Quelle<text:s/></text:span><text:a xlink:href="https://en.wikipedia.org/wiki/Virtuoso_Universal_Server" office:target-frame-name="_top" xlink:show="replace">https://en.wikipedia.org/wiki/Virtuoso_Universal_Server</text:a></text:p>
      <text:p text:style-name="P24"/>
      <text:p text:style-name="P25"><text:span text:style-name="T26">Leipzig Data Events</text:span><text:span text:style-name="T27"><text:s/>(http://leipzig-data.de/ontology/events/</text:span><text:span text:style-name="T28">)</text:span></text:p>
      <text:p text:style-name="P29">Leipzig-data.de hat zum Ziel eine Event-Daten aus verschiedenen Quellen und von verschiedenen Akteuren eingespeist in<text:s/>­einheitlichem Format der Allgemeinheit zur Verfügung zu stellen. Es werden nur die Rohdaten zur Verfügung gestellt. Primärer Zugriff erfolgt über Sparql-Anfragen au einen Sparql-Endpunkt.</text:p>
      <text:p text:style-name="P30">Zur RDF-Struktur:<text:line-break/>Verwendete Namensräume:<text:line-break/><text:tab/>ical:<text:s/>http://www.w3.org/2002/12/cal/ical#<text:line-break/><text:tab/>Id: <text:s text:c="2"/>http://leipzig-data.de/Data/Model/<text:line-break/><text:tab/>rdfs: http://www.w3.org/2000/01/rdf-schema#<text:line-break/>Klassen:<text:line-break/><text:tab/>Id:Event – einzelne Events<text:line-break/>Prädikate:</text:p>
      <text:p text:style-name="P31"><text:span text:style-name="T32">ld:contactPerson foaf:</text:span><text:span text:style-name="T33">P</text:span><text:span text:style-name="T34">erson<text:s/></text:span><text:span text:style-name="T35"><text:tab/></text:span><text:span text:style-name="T36">– Ansprechpartner für das Event</text:span><text:span text:style-name="T37"><text:line-break/></text:span><text:span text:style-name="T38">ical:contact Literal</text:span><text:span text:style-name="T39"><text:tab/></text:span><text:span text:style-name="T40"><text:tab/></text:span><text:span text:style-name="T41"><text:tab/></text:span><text:span text:style-name="T42">– Kontaktinformation als String</text:span><text:span text:style-name="T43"><text:line-break/></text:span><text:span text:style-name="T44">ical:description Literal<text:s/></text:span><text:span text:style-name="T45"><text:tab/></text:span><text:span text:style-name="T46"><text:tab/></text:span><text:span text:style-name="T47">– Beschreibung des Events</text:span><text:span text:style-name="T48"><text:line-break/></text:span><text:span text:style-name="T49">ical:location ld:Ort<text:s/></text:span><text:span text:style-name="T50"><text:tab/></text:span><text:span text:style-name="T51"><text:tab/></text:span><text:span text:style-name="T52"><text:tab/></text:span><text:span text:style-name="T53">– Ort, an dem das Events stattfindet</text:span><text:span text:style-name="T54"><text:line-break/></text:span><text:span text:style-name="T55">ld:hasAddressAddendum Literal<text:s/></text:span><text:span text:style-name="T56"><text:tab/></text:span><text:span text:style-name="T57">– genauere Bezeichnung innerhalb von ical:location</text:span><text:span text:style-name="T58"><text:line-break/></text:span><text:span text:style-name="T59">ical:summary Literal<text:s/></text:span><text:span text:style-name="T60"><text:tab/></text:span><text:span text:style-name="T61"><text:tab/></text:span><text:span text:style-name="T62">– kurze Beschreibung (max. 100 Zeichen) des Events</text:span><text:span text:style-name="T63"><text:line-break/></text:span><text:span text:style-name="T64">Literale: ical:dtstart, ical:dtend (xsd:date oder xsd:datetime)</text:span><text:span text:style-name="T65"><text:line-break/></text:span><text:soft-page-break/><text:span text:style-name="T66">ical:organizer ld:Ort oder org:Organization – Veranstalter des Events</text:span><text:span text:style-name="T67"><text:line-break/></text:span><text:span text:style-name="T68">ical:sentBy foaf:Agent<text:s/></text:span><text:span text:style-name="T69"><text:tab/></text:span><text:span text:style-name="T70"><text:tab/></text:span><text:span text:style-name="T71"><text:tab/></text:span><text:span text:style-name="T72">– Quelle der Eventinformation</text:span><text:span text:style-name="T73"><text:line-break/></text:span><text:span text:style-name="T74">ld:hasTag ld:Tag</text:span><text:span text:style-name="T75"><text:tab/></text:span><text:span text:style-name="T76"><text:tab/></text:span><text:span text:style-name="T77"><text:tab/></text:span><text:span text:style-name="T78"><text:tab/></text:span><text:span text:style-name="T79">– Tags für das Event</text:span><text:span text:style-name="T80"><text:line-break/></text:span><text:span text:style-name="T81">ld:zurReihe ld:Projekt<text:s/></text:span><text:span text:style-name="T82"><text:tab/></text:span><text:span text:style-name="T83"><text:tab/></text:span><text:span text:style-name="T84"><text:tab/></text:span><text:span text:style-name="T85">– Zuordnung zu einer Veranstaltungsreihe</text:span><text:span text:style-name="T86"><text:line-break/></text:span><text:span text:style-name="T87">Orga-Literale ld:hasAPIRef</text:span><text:span text:style-name="T88"><text:line-break/></text:span><text:span text:style-name="T89">Weitere Literale: ld:Kosten</text:span></text:p>
      <text:p text:style-name="P90"><text:span text:style-name="T91">Trierer<text:s/></text:span><text:span text:style-name="T92">Zukunfts</text:span><text:span text:style-name="T93">-D</text:span><text:span text:style-name="T94">iplom</text:span><text:s/>(http://www.zukunftsdiplom.de/)</text:p>
      <text:p text:style-name="P95">Das Trierer Zukunfts-Diplom wurde zur Landesgartenschau 2004 eingeführt und seit dem jährlich wiederholt. Es hat mehrere Auszeichnungen bekommen.<text:s/></text:p>
      <text:p text:style-name="P96">Ziel ist die Sensibilisierung von Kindern im Alter von 6 bis 12 Jahren für Nachhaltigkeit. Von Mai bis September werden verschiedene, von unterschiedlichsten Anbietern ausgerichtete Aktivitäten angeboten. Jedes Kind, das wenigstens 6 Veranstaltungen besucht kann im November sein Zukunfts-Diplom entgegennehmen.</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urier New"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Courier New" fo:font-size="10pt" style:font-size-asian="10pt"/>
    </style:style>
    <style:style style:name="WW_CharLFO1LVL4" style:family="text">
      <style:text-properties style:font-name="Courier New" fo:font-size="10pt" style:font-size-asian="10pt"/>
    </style:style>
    <style:style style:name="WW_CharLFO1LVL5" style:family="text">
      <style:text-properties style:font-name="Courier New" fo:font-size="10pt" style:font-size-asian="10pt"/>
    </style:style>
    <style:style style:name="WW_CharLFO1LVL6" style:family="text">
      <style:text-properties style:font-name="Courier New" fo:font-size="10pt" style:font-size-asian="10pt"/>
    </style:style>
    <style:style style:name="WW_CharLFO1LVL7" style:family="text">
      <style:text-properties style:font-name="Courier New" fo:font-size="10pt" style:font-size-asian="10pt"/>
    </style:style>
    <style:style style:name="WW_CharLFO1LVL8" style:family="text">
      <style:text-properties style:font-name="Courier New" fo:font-size="10pt" style:font-size-asian="10pt"/>
    </style:style>
    <style:style style:name="WW_CharLFO1LVL9"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topher Pfeiffer</dc:creator>
    <meta:creation-date>2017-11-22T21:06:00Z</meta:creation-date>
    <dc:date>2017-11-22T21:28:00Z</dc:date>
    <meta:template xlink:href="Normal.dotm" xlink:type="simple"/>
    <meta:editing-cycles>4</meta:editing-cycles>
    <meta:editing-duration>PT0S</meta:editing-duration>
    <meta:document-statistic meta:page-count="2" meta:paragraph-count="8" meta:word-count="554" meta:character-count="4039" meta:row-count="29" meta:non-whitespace-character-count="3493"/>
  </office:meta>
</office:document-meta>
</file>